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4" style:family="paragraph" style:parent-style-name="Heading_20_4">
      <style:text-properties fo:language="ru" fo:country="RU"/>
    </style:style>
    <style:style style:name="P5" style:family="paragraph" style:parent-style-name="Heading_20_2">
      <style:text-properties fo:language="ru" fo:country="RU"/>
    </style:style>
    <style:style style:name="P6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T3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Экспорт конфигурации в информационную базу</text:h>
      <text:section text:style-name="Sect1" text:name="i230">
        <text:p text:style-name="P3">Когда вы разработали и отладили конфигурацию, вы можете экспортировать ее прямо в "боевую" информационную базу, с которой работают пользователи.</text:p>
        <text:p text:style-name="P2"><text:span text:style-name="T1">Для этого перетащите проект из панели </text:span><text:span text:style-name="T2">Навигатор 1С:Предприятие</text:span><text:span text:style-name="T1"> на нужную информационную базу. Будет открыт </text:span><text:a xlink:type="simple" xlink:href="https://its.1c.ru/db/content/edtdoc/src/i077.html?_=1542292896#d0e4083" text:style-name="Internet_20_link" text:visited-style-name="Visited_20_Internet_20_Link">диалог обновления конфигурации информационной базы</text:a><text:span text:style-name="T1">.</text:span></text:p>
        <text:p text:style-name="P3">Установите в нем флажок <text:span text:style-name="T3">Загрузить конфигурацию полностью</text:span>, чтобы быть уверенным в том, что конфигурация, загруженная в базу, будет полностью соответствовать вашей конфигурации.</text:p>
        <text:p text:style-name="P3">Сбросьте флажок <text:span text:style-name="T3">Включить автоматическое обновление информационной базы после загрузки</text:span>, так как вы не хотите, чтобы целевая база участвовала в разработке.</text:p>
        <text:p text:style-name="P1">В результате конфигурация проекта заместит основную конфигурацию информационной базы, после чего будет выполнено обновление конфигурации базы данных.</text:p>
        <text:h text:style-name="P6" text:outline-level="3">Сопутствующая информация</text:h>
        <text:h text:style-name="P4" text:outline-level="4">Концепции</text:h>
        <text:p text:style-name="Text_20_body">‣ <text:a xlink:type="simple" xlink:href="https://its.1c.ru/db/content/edtdoc/src/i018.html?_=1542292896#i018" text:style-name="Internet_20_link" text:visited-style-name="Visited_20_Internet_20_Link"><text:span text:style-name="T1">Экспорт и импорт конфигураций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4:38:24.462315827</dc:date>
    <meta:editing-duration>PT7H19M40S</meta:editing-duration>
    <meta:editing-cycles>137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110" meta:character-count="885" meta:non-whitespace-character-count="784"/>
  </office:meta>
</office:document-meta>
</file>